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9C00000014F68F0DCB.png"/>
  <manifest:file-entry manifest:media-type="image/png" manifest:full-path="Pictures/10000000000000E0000000185B4018AD.png"/>
  <manifest:file-entry manifest:media-type="image/png" manifest:full-path="Pictures/100000000000004C00000016516341D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color="#d4d4d4" style:font-name="Consolas" fo:font-size="10.5pt" fo:font-weight="normal" fo:background-color="#1e1e1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 style:list-style-name="L4">
      <style:paragraph-properties fo:text-align="start" style:justify-single-word="false"/>
    </style:style>
    <style:style style:name="T1" style:family="text">
      <style:text-properties fo:color="#4ec9b0"/>
    </style:style>
    <style:style style:name="T2" style:family="text">
      <style:text-properties fo:color="#4ec9b0" style:font-name="Consolas" fo:font-size="10.5pt" fo:font-weight="normal" fo:background-color="#1e1e1e"/>
    </style:style>
    <style:style style:name="T3" style:family="text">
      <style:text-properties fo:color="#d4d4d4" style:font-name="Consolas" fo:font-size="10.5pt" fo:font-weight="normal" fo:background-color="#1e1e1e"/>
    </style:style>
    <style:style style:name="T4" style:family="text">
      <style:text-properties fo:color="#dcdcaa"/>
    </style:style>
    <style:style style:name="T5" style:family="text">
      <style:text-properties fo:color="#dcdcaa" style:font-name="Consolas" fo:font-size="10.5pt" fo:font-weight="normal" fo:background-color="#1e1e1e"/>
    </style:style>
    <style:style style:name="T6" style:family="text">
      <style:text-properties fo:color="#9cdcfe"/>
    </style:style>
    <style:style style:name="T7" style:family="text">
      <style:text-properties fo:color="#9cdcfe" style:font-name="Consolas" fo:font-size="10.5pt" fo:font-weight="normal" fo:background-color="#1e1e1e"/>
    </style:style>
    <style:style style:name="T8" style:family="text">
      <style:text-properties fo:color="#ce9178"/>
    </style:style>
    <style:style style:name="T9" style:family="text">
      <style:text-properties fo:color="#ce9178" style:font-name="Consolas" fo:font-size="10.5pt" fo:font-weight="normal" fo:background-color="#1e1e1e"/>
    </style:style>
    <style:style style:name="T10" style:family="text">
      <style:text-properties fo:color="#b5ce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lk</text:p>
      <text:p text:style-name="P1"/>
      <text:p text:style-name="P2">description : chalk permet de coloriser et styliser les console.log</text:p>
      <text:p text:style-name="P2">environnement : nodejs (pas de support navigateur)</text:p>
      <text:p text:style-name="P2"/>
      <text:p text:style-name="P2">fonctionnement de base :</text:p>
      <text:p text:style-name="P2"/>
      <text:list xml:id="list6807549086555913002" text:style-name="L1">
        <text:list-item>
          <text:p text:style-name="P3">installation : npm i chalk</text:p>
        </text:list-item>
      </text:list>
      <text:p text:style-name="P2"><text:tab/><text:tab/><text:tab/>nb : il s'agit d'un outil de dev on l'installera généralement avec --dev</text:p>
      <text:list xml:id="list35552675" text:continue-numbering="true" text:style-name="L1">
        <text:list-item>
          <text:p text:style-name="P3"><text:s/>importation : const chalk = require('chalk')<text:tab/></text:p>
        </text:list-item>
        <text:list-item>
          <text:p text:style-name="P3">utilastion : console.log(chalk.style1[.style2[.style3...]].(valeur1[,valeur2[,valeur3...]])</text:p>
        </text:list-item>
      </text:list>
      <text:p text:style-name="P2"/>
      <text:p text:style-name="P2">listes des propriétés prédéfinies utilisables :</text:p>
      <text:p text:style-name="P2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5">Modificateurs</text:p>
          </table:table-cell>
          <table:table-cell table:style-name="Tableau1.A1" office:value-type="string">
            <text:p text:style-name="P5">Couleurs</text:p>
          </table:table-cell>
          <table:table-cell table:style-name="Tableau1.C1" office:value-type="string">
            <text:p text:style-name="P5">Couleurs de fond</text:p>
          </table:table-cell>
        </table:table-row>
        <table:table-row>
          <table:table-cell table:style-name="Tableau1.A2" office:value-type="string">
            <text:list xml:id="list745404619500710888" text:style-name="L4">
              <text:list-item>
                <text:p text:style-name="P6">reset</text:p>
              </text:list-item>
              <text:list-item>
                <text:p text:style-name="P6">bold</text:p>
              </text:list-item>
              <text:list-item>
                <text:p text:style-name="P6">dim</text:p>
              </text:list-item>
              <text:list-item>
                <text:p text:style-name="P6">italic</text:p>
              </text:list-item>
              <text:list-item>
                <text:p text:style-name="P6">underline</text:p>
              </text:list-item>
              <text:list-item>
                <text:p text:style-name="P6">inverse</text:p>
              </text:list-item>
              <text:list-item>
                <text:p text:style-name="P6">hidden</text:p>
              </text:list-item>
              <text:list-item>
                <text:p text:style-name="P6">strikethrough</text:p>
              </text:list-item>
              <text:list-item>
                <text:p text:style-name="P6">visible</text:p>
              </text:list-item>
            </text:list>
          </table:table-cell>
          <table:table-cell table:style-name="Tableau1.A2" office:value-type="string">
            <text:list xml:id="list35554111" text:continue-numbering="true" text:style-name="L4">
              <text:list-item>
                <text:p text:style-name="P6">black</text:p>
              </text:list-item>
              <text:list-item>
                <text:p text:style-name="P6">red</text:p>
              </text:list-item>
              <text:list-item>
                <text:p text:style-name="P6">green</text:p>
              </text:list-item>
              <text:list-item>
                <text:p text:style-name="P6">yellow</text:p>
              </text:list-item>
              <text:list-item>
                <text:p text:style-name="P6">blue</text:p>
              </text:list-item>
              <text:list-item>
                <text:p text:style-name="P6">magenta</text:p>
              </text:list-item>
              <text:list-item>
                <text:p text:style-name="P6">cyan</text:p>
              </text:list-item>
              <text:list-item>
                <text:p text:style-name="P6">white</text:p>
              </text:list-item>
              <text:list-item>
                <text:p text:style-name="P6">gray</text:p>
              </text:list-item>
              <text:list-item>
                <text:p text:style-name="P6">redBright</text:p>
              </text:list-item>
              <text:list-item>
                <text:p text:style-name="P6">greenBright</text:p>
              </text:list-item>
              <text:list-item>
                <text:p text:style-name="P6">yellowBright</text:p>
              </text:list-item>
              <text:list-item>
                <text:p text:style-name="P6">blueBright</text:p>
              </text:list-item>
              <text:list-item>
                <text:p text:style-name="P6">magentaBright</text:p>
              </text:list-item>
              <text:list-item>
                <text:p text:style-name="P6">cyanBright</text:p>
              </text:list-item>
              <text:list-item>
                <text:p text:style-name="P6">whiteBright</text:p>
              </text:list-item>
            </text:list>
          </table:table-cell>
          <table:table-cell table:style-name="Tableau1.C2" office:value-type="string">
            <text:list xml:id="list35550593" text:continue-numbering="true" text:style-name="L4">
              <text:list-item>
                <text:p text:style-name="P6">bgBlack</text:p>
              </text:list-item>
              <text:list-item>
                <text:p text:style-name="P6">bgRed</text:p>
              </text:list-item>
              <text:list-item>
                <text:p text:style-name="P6">bgGreen</text:p>
              </text:list-item>
              <text:list-item>
                <text:p text:style-name="P6">bgYellow</text:p>
              </text:list-item>
              <text:list-item>
                <text:p text:style-name="P6">bgBlue</text:p>
              </text:list-item>
              <text:list-item>
                <text:p text:style-name="P6">bgMagenta</text:p>
              </text:list-item>
              <text:list-item>
                <text:p text:style-name="P6">bgCyan</text:p>
              </text:list-item>
              <text:list-item>
                <text:p text:style-name="P6">bgWhite</text:p>
              </text:list-item>
              <text:list-item>
                <text:p text:style-name="P6">bgBlackBright</text:p>
              </text:list-item>
              <text:list-item>
                <text:p text:style-name="P6">bgRedBright</text:p>
              </text:list-item>
              <text:list-item>
                <text:p text:style-name="P6">bgGreenBright</text:p>
              </text:list-item>
              <text:list-item>
                <text:p text:style-name="P6">bgYellowBright</text:p>
              </text:list-item>
              <text:list-item>
                <text:p text:style-name="P6">bgBlueBright</text:p>
              </text:list-item>
              <text:list-item>
                <text:p text:style-name="P6">bgMagentaBright</text:p>
              </text:list-item>
              <text:list-item>
                <text:p text:style-name="P6">bgCyanBright</text:p>
              </text:list-item>
              <text:list-item>
                <text:p text:style-name="P6">bgWhiteBright</text:p>
              </text:list-item>
            </text:list>
          </table:table-cell>
        </table:table-row>
      </table:table>
      <text:p text:style-name="P2"/>
      <text:p text:style-name="P2">pour encoder d'autres couleurs on peut utiliser :</text:p>
      <text:p text:style-name="P2">.rbg(valeurRouge:int,valeurBleu:int,valeurVert:int)</text:p>
      <text:p text:style-name="P2">.hex(codeHexademical:string) //avec un # devant pex:'#F18AC0 '</text:p>
      <text:p text:style-name="P2">.hsl(teinte:int,saturation:int,luminosité:int) ou teinte [0,360] et saturation,luminosité [0,100]</text:p>
      <text:p text:style-name="P2">.hsv(teinte:int,saturation:int,valeur:int)</text:p>
      <text:p text:style-name="P2">.hwb(teinte:int,blancheur:int,noirceur:int) ou teinte [0,360] et blancheur,noirceur [0,100]</text:p>
      <text:p text:style-name="P2">ansi16 et ansi256 (utilisation de https://github.com/chalk/ansi-styles?)</text:p>
      <text:p text:style-name="P2"/>
      <text:p text:style-name="P2">exemples :</text:p>
      <text:p text:style-name="P2"/>
      <text:p text:style-name="P2"><text:span text:style-name="T2">console</text:span><text:span text:style-name="T3">.</text:span><text:span text:style-name="T5">log</text:span><text:span text:style-name="T3">(</text:span><text:span text:style-name="T7">chalk</text:span><text:span text:style-name="T3">.</text:span><text:span text:style-name="T5">red</text:span><text:span text:style-name="T3">(</text:span><text:span text:style-name="T9">'red log'</text:span><text:span text:style-name="T3">)); </text:span></text:p>
      <text:p text:style-name="P2"><draw:frame draw:style-name="fr1" draw:name="images1" text:anchor-type="paragraph" svg:x="0.007cm" svg:y="0.185cm" svg:width="2.011cm" svg:height="0.582cm" draw:z-index="0"><draw:image xlink:href="Pictures/100000000000004C00000016516341D5.png" xlink:type="simple" xlink:show="embed" xlink:actuate="onLoad"/></draw:frame></text:p>
      <text:p text:style-name="P4"><text:span text:style-name="T1">console</text:span>.<text:span text:style-name="T4">log</text:span>(<text:span text:style-name="T6">chalk</text:span>.<text:span text:style-name="T6">bgBlue</text:span>.<text:span text:style-name="T4">greenBright</text:span>(<text:span text:style-name="T8">'chainage simple'</text:span>));</text:p>
      <text:p text:style-name="P4"><draw:frame draw:style-name="fr1" draw:name="images2" text:anchor-type="paragraph" svg:x="0.034cm" svg:y="0.079cm" svg:width="4.128cm" svg:height="0.529cm" draw:z-index="1"><draw:image xlink:href="Pictures/100000000000009C00000014F68F0DCB.png" xlink:type="simple" xlink:show="embed" xlink:actuate="onLoad"/></draw:frame><text:span text:style-name="T1"/></text:p>
      <text:p text:style-name="P4"><text:span text:style-name="T1">console</text:span>.<text:span text:style-name="T4">log</text:span>(<text:span text:style-name="T6">chalk</text:span>.<text:span text:style-name="T4">rgb</text:span>(<text:span text:style-name="T10">255</text:span>,<text:span text:style-name="T10">10</text:span>,<text:span text:style-name="T10">20</text:span>)(<text:span text:style-name="T8">'couleur definie en rgb'</text:span>)); </text:p>
      <text:p text:style-name="P2"><draw:frame draw:style-name="fr1" draw:name="images3" text:anchor-type="paragraph" svg:x="0.007cm" svg:y="0.064cm" svg:width="5.927cm" svg:height="0.635cm" draw:z-index="2"><draw:image xlink:href="Pictures/10000000000000E0000000185B4018AD.png" xlink:type="simple" xlink:show="embed" xlink:actuate="onLoad"/></draw:frame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1-17T12:12:07.41</meta:creation-date>
    <dc:date>2019-01-17T15:33:16.07</dc:date>
    <meta:editing-duration>PT2H33M46S</meta:editing-duration>
    <meta:editing-cycles>2</meta:editing-cycles>
    <meta:generator>OpenOffice/4.1.1$Win32 OpenOffice.org_project/411m6$Build-9775</meta:generator>
    <meta:document-statistic meta:table-count="1" meta:image-count="3" meta:object-count="0" meta:page-count="2" meta:paragraph-count="64" meta:word-count="193" meta:character-count="1479"/>
  </office:meta>
</office:document-meta>
</file>